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pII</text:p>
          </table:table-cell>
          <table:table-cell table:number-columns-repeated="3"/>
          <table:table-cell office:value-type="string" calcext:value-type="string">
            <text:p>FpIII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cat</text:p>
          </table:table-cell>
          <table:table-cell office:value-type="string" calcext:value-type="string">
            <text:p>Kcat / km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cat</text:p>
          </table:table-cell>
          <table:table-cell office:value-type="string" calcext:value-type="string">
            <text:p>Kcat / km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412" calcext:value-type="float">
            <text:p>0,412</text:p>
          </table:table-cell>
          <table:table-cell table:formula="of:=[.B4]/[.A4]*10^6" office:value-type="float" office:value="45274.7252747253" calcext:value-type="float">
            <text:p>45274,7252747253</text:p>
          </table:table-cell>
          <table:table-cell/>
          <table:table-cell office:value-type="float" office:value="71.3" calcext:value-type="float">
            <text:p>71,3</text:p>
          </table:table-cell>
          <table:table-cell office:value-type="float" office:value="0.009" calcext:value-type="float">
            <text:p>0,009</text:p>
          </table:table-cell>
          <table:table-cell table:formula="of:=[.F4]/[.E4]*10^6" office:value-type="float" office:value="126.227208976157" calcext:value-type="float">
            <text:p>126,2272089762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884" calcext:value-type="float">
            <text:p>0,884</text:p>
          </table:table-cell>
          <table:table-cell table:formula="of:=[.B5]/[.A5]*10^6" office:value-type="float" office:value="105238.095238095" calcext:value-type="float">
            <text:p>105238,09523809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43" calcext:value-type="float">
            <text:p>0,043</text:p>
          </table:table-cell>
          <table:table-cell table:formula="of:=[.F5]/[.E5]*10^6" office:value-type="float" office:value="597.222222222222" calcext:value-type="float">
            <text:p>597,2222222222</text:p>
          </table:table-cell>
        </table:table-row>
        <table:table-row table:style-name="ro1">
          <table:table-cell office:value-type="float" office:value="59.6" calcext:value-type="float">
            <text:p>59,6</text:p>
          </table:table-cell>
          <table:table-cell office:value-type="float" office:value="0.324" calcext:value-type="float">
            <text:p>0,324</text:p>
          </table:table-cell>
          <table:table-cell table:formula="of:=[.B6]/[.A6]*10^6" office:value-type="float" office:value="5436.24161073826" calcext:value-type="float">
            <text:p>5436,241610738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005" calcext:value-type="float">
            <text:p>0,005</text:p>
          </table:table-cell>
          <table:table-cell table:formula="of:=[.F6]/[.E6]*10^6" office:value-type="float" office:value="27.027027027027" calcext:value-type="float">
            <text:p>27,027027027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.19" calcext:value-type="float">
            <text:p>0,19</text:p>
          </table:table-cell>
          <table:table-cell table:formula="of:=[.B7]/[.A7]*10^6" office:value-type="float" office:value="61290.3225806452" calcext:value-type="float">
            <text:p>61290,3225806452</text:p>
          </table:table-cell>
          <table:table-cell/>
          <table:table-cell office:value-type="float" office:value="27.4" calcext:value-type="float">
            <text:p>27,4</text:p>
          </table:table-cell>
          <table:table-cell office:value-type="float" office:value="0.062" calcext:value-type="float">
            <text:p>0,062</text:p>
          </table:table-cell>
          <table:table-cell table:formula="of:=[.F7]/[.E7]*10^6" office:value-type="float" office:value="2262.77372262774" calcext:value-type="float">
            <text:p>2262,773722627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027" calcext:value-type="float">
            <text:p>0,027</text:p>
          </table:table-cell>
          <table:table-cell table:formula="of:=[.B8]/[.A8]*10^6" office:value-type="float" office:value="4029.85074626866" calcext:value-type="float">
            <text:p>4029,8507462687</text:p>
          </table:table-cell>
          <table:table-cell/>
          <table:table-cell office:value-type="float" office:value="39.8" calcext:value-type="float">
            <text:p>39,8</text:p>
          </table:table-cell>
          <table:table-cell office:value-type="float" office:value="0.008" calcext:value-type="float">
            <text:p>0,008</text:p>
          </table:table-cell>
          <table:table-cell table:formula="of:=[.F8]/[.E8]*10^6" office:value-type="float" office:value="201.005025125628" calcext:value-type="float">
            <text:p>201,0050251256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.167" calcext:value-type="float">
            <text:p>0,167</text:p>
          </table:table-cell>
          <table:table-cell table:formula="of:=[.B9]/[.A9]*10^6" office:value-type="float" office:value="49117.6470588235" calcext:value-type="float">
            <text:p>49117,6470588235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0.007" calcext:value-type="float">
            <text:p>0,007</text:p>
          </table:table-cell>
          <table:table-cell table:formula="of:=[.F9]/[.E9]*10^6" office:value-type="float" office:value="642.201834862385" calcext:value-type="float">
            <text:p>642,2018348624</text:p>
          </table:table-cell>
        </table:table-row>
        <table:table-row table:style-name="ro1">
          <table:table-cell table:number-columns-repeated="2"/>
          <table:table-cell table:formula="of:=AVERAGE([.C4:.C9])" office:value-type="float" office:value="45064.480418216" calcext:value-type="float">
            <text:p>45064,480418216</text:p>
          </table:table-cell>
          <table:table-cell/>
          <table:table-cell table:formula="of:=AVERAGE([.E4:.E9])" office:value-type="float" office:value="67.7333333333333" calcext:value-type="float">
            <text:p>67,7333333333</text:p>
          </table:table-cell>
          <table:table-cell table:formula="of:=AVERAGE([.F4:.F9])" office:value-type="float" office:value="0.0223333333333333" calcext:value-type="float">
            <text:p>0,0223333333</text:p>
          </table:table-cell>
          <table:table-cell table:formula="of:=AVERAGE([.G4:.G9])" office:value-type="float" office:value="642.742840140193" calcext:value-type="float">
            <text:p>642,7428401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3:04:00.833572408</meta:creation-date>
    <dc:date>2018-09-06T14:46:05.115974851</dc:date>
    <meta:editing-duration>PT2M4S</meta:editing-duration>
    <meta:editing-cycles>2</meta:editing-cycles>
    <meta:generator>LibreOffice/5.1.6.2$Linux_X86_64 LibreOffice_project/10m0$Build-2</meta:generator>
    <meta:document-statistic meta:table-count="1" meta:cell-count="48" meta:object-count="0"/>
  </office:meta>
</office:document-meta>
</file>